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730000028E93E49819.png"/>
  <manifest:file-entry manifest:media-type="image/png" manifest:full-path="Pictures/1000020100000780000002971129EBBA.png"/>
  <manifest:file-entry manifest:media-type="image/png" manifest:full-path="Pictures/10000201000007800000028B20E7BFB8.png"/>
  <manifest:file-entry manifest:media-type="image/png" manifest:full-path="Pictures/1000020100000780000002958639BEF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6.999cm" svg:height="5.851cm" draw:z-index="0"><draw:image xlink:href="Pictures/1000020100000780000002958639BEF9.png" xlink:type="simple" xlink:show="embed" xlink:actuate="onLoad"/></draw:frame><draw:frame draw:style-name="fr2" draw:name="images2" text:anchor-type="paragraph" svg:x="-0.106cm" svg:y="6.297cm" svg:width="16.999cm" svg:height="5.868cm" draw:z-index="1"><draw:image xlink:href="Pictures/1000020100000780000002971129EBBA.png" xlink:type="simple" xlink:show="embed" xlink:actuate="onLoad"/></draw:frame><draw:frame draw:style-name="fr2" draw:name="images3" text:anchor-type="paragraph" svg:x="0cm" svg:y="12.832cm" svg:width="16.999cm" svg:height="5.828cm" draw:z-index="2"><draw:image xlink:href="Pictures/10000201000007730000028E93E49819.png" xlink:type="simple" xlink:show="embed" xlink:actuate="onLoad"/></draw:frame><draw:frame draw:style-name="fr2" draw:name="images4" text:anchor-type="paragraph" svg:x="-0.106cm" svg:y="19.791cm" svg:width="16.999cm" svg:height="5.763cm" draw:z-index="3"><draw:image xlink:href="Pictures/10000201000007800000028B20E7BF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9$Win32 OpenOffice.org_project/419m1$Build-9805</meta:generator>
    <dc:date>2021-10-28T11:17:54.60</dc:date>
    <meta:document-statistic meta:table-count="0" meta:image-count="4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